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08cm"/>
    </style:style>
    <style:style style:name="co2" style:family="table-column">
      <style:table-column-properties fo:break-before="auto" style:column-width="16.3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e8a202"/>
    </style:style>
    <style:style style:name="ce16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fo:background-color="#00a933"/>
    </style:style>
    <style:style style:name="ce23" style:family="table-cell" style:parent-style-name="Default">
      <style:table-cell-properties fo:background-color="#bf819e"/>
    </style:style>
    <style:style style:name="ce22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ackground-color="#d4ea6b"/>
    </style:style>
    <style:style style:name="ce20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ffa6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style:vertical-align="bottom"/>
    </style:style>
    <style:style style:name="ce62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text-underline-style="none" style:text-underline-color="font-color" fo:language="en" fo:country="GB" fo:text-shadow="none" style:font-name="Liberation Sans" fo:font-size="10pt" fo:font-weight="normal" style:text-line-through-type="none" fo:font-style="normal" style:text-outline="false" style:font-relief="none" style:text-emphasize="none" style:language-asian="zh" style:country-asian="CN" style:text-line-through-mode="continuous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s/>(determina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s/>(differential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s/>(differential operato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s/>(Diophantine equ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s/>(diophantine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s/>(diophantine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s/>(electric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s/>(enumerative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s/>(extreme valu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s/>(financ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/>(fixed points, 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s/>(fluid 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s/>(formal languag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s/>(fre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/>(functional analysis, 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/>(functional analysis, representation theory of the Heisenberg group, quantum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38"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s/>(generalized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/>(graph theory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/>(graph theory)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Hamiltonian) (Hamiltonian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s/>(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s/>(Jorda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s/>(Li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/>(Lie groups, calculus of variations, differential invariant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s/>(Li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s/>(local 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s/>(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s/>(matri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s/>(mod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s/>(modul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s/>(normed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s/>(nuclear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/>(number theory, modular arithmet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s/>(p-ad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s/>(philosophy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s/>(poli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s/>(probabilistic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office:value-type="string" calcext:value-type="string">
            <text:p><text:s/>(quadr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</text:p>
          </table:table-cell>
          <table:table-cell office:value-type="string" calcext:value-type="string">
            <text:p><text:s/>(quadrilateral) 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s/>(quadrilater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s/>(quantum optics) (quantum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/>(Riemann surfaces, 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/>(several complex variables, 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s/>(simpl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s/>(singular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s/>(special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s/>(symplec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s/>(theory of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s/>(topological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s/>(universal enveloping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/>(vector calculus, 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3"><text:a xlink:href="https://en.wikipedia.org/wiki/Algebra" xlink:type="simple">Algebra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pan text:style-name="T4"><text:a xlink:href="https://en.wikipedia.org/wiki/Algebraic_curve" xlink:type="simple">Algebraic curves</text:a></text:span><text:span text:style-name="T4"> / </text:span><text:span text:style-name="T4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5"><text:a xlink:href="https://en.wikipedia.org/wiki/Algebraic_group" xlink:type="simple">Algebraic groups</text:a></text:span><text:span text:style-name="T5"> / </text:span><text:span text:style-name="T5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6"><text:a xlink:href="https://en.wikipedia.org/wiki/Calculus_of_variations" xlink:type="simple">Calculus of variations</text:a></text:span><text:span text:style-name="T6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6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ley's reciprocity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5"><text:a xlink:href="https://en.wikipedia.org/wiki/Commutative_algebra" xlink:type="simple">Commutative algebra</text:a></text:span><text:span text:style-name="T5"> / </text:span><text:span text:style-name="T5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5"><text:a xlink:href="https://en.wikipedia.org/wiki/Complex_analysis" xlink:type="simple">Complex analysis</text:a></text:span><text:span text:style-name="T5"> / </text:span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7"><text:a xlink:href="https://en.wikipedia.org/wiki/Complex_analysis" xlink:type="simple">Complex analysis</text:a></text:span><text:span text:style-name="T7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pan text:style-name="T6"><text:a xlink:href="https://en.wikipedia.org/wiki/Computational_complexity_theory" xlink:type="simple">Computational complexity theory</text:a></text:span><text:span text:style-name="T6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6"><text:a xlink:href="https://en.wikipedia.org/wiki/Computer_science" xlink:type="simple">Computer science</text:a></text:span><text:span text:style-name="T6"> / </text:span><text:span text:style-name="T6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6"><text:a xlink:href="https://en.wikipedia.org/wiki/Curve" xlink:type="simple">Curves</text:a></text:span><text:span text:style-name="T6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office:value-type="string" calcext:value-type="string">
            <text:p><text:span text:style-name="T7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3"><text:a xlink:href="https://en.wikipedia.org/wiki/Graph_theory" xlink:type="simple">Graph theory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4"><text:a xlink:href="https://en.wikipedia.org/wiki/Mathematical_analysis" xlink:type="simple">Mathematical Analysis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6"><text:a xlink:href="https://en.wikipedia.org/wiki/Mathematical_analysis" xlink:type="simple">Mathematical Analysis</text:a></text:span><text:span text:style-name="T6"> / </text:span><text:span text:style-name="T6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7"><text:a xlink:href="https://en.wikipedia.org/wiki/Mathematical_analysis" xlink:type="simple">Mathematical Analysis</text:a></text:span><text:span text:style-name="T7"> / </text:span><text:span text:style-name="T7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office:value-type="string" calcext:value-type="string">
            <text:p><text:span text:style-name="T7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3"><text:a xlink:href="https://en.wikipedia.org/wiki/Probability_theory" xlink:type="simple">Probability theory</text:a></text:span><text:span text:style-name="T3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3"><text:a xlink:href="https://en.wikipedia.org/wiki/Probability_theory" xlink:type="simple">Probability theory</text:a></text:span><text:span text:style-name="T3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3"><text:a xlink:href="https://en.wikipedia.org/wiki/Real_analysis" xlink:type="simple">Real analysis</text:a></text:span><text:span text:style-name="T3"> / </text:span><text:span text:style-name="T3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pan text:style-name="T7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pan text:style-name="T7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office:value-type="string" calcext:value-type="string">
            <text:p><text:span text:style-name="T7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office:value-type="string" calcext:value-type="string">
            <text:p><text:span text:style-name="T7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office:value-type="string" calcext:value-type="string">
            <text:p><text:span text:style-name="T7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3"><text:a xlink:href="https://en.wikipedia.org/wiki/Topology" xlink:type="simple">Topology</text:a></text:span><text:span text:style-name="T3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49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53"/>
        <table:table-column table:style-name="co10" table:default-cell-style-name="ce58"/>
        <table:table-row table:style-name="ro1">
          <table:table-cell table:style-name="ce52" office:value-type="string" calcext:value-type="string">
            <text:p>Organisations</text:p>
          </table:table-cell>
          <table:table-cell table:style-name="ce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54" office:value-type="string" calcext:value-type="string">
            <text:p>Mathworld Wolfram</text:p>
          </table:table-cell>
          <table:table-cell table:style-name="ce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54" office:value-type="string" calcext:value-type="string">
            <text:p>Institute for Advanced Study</text:p>
          </table:table-cell>
          <table:table-cell table:style-name="ce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5" office:value-type="string" calcext:value-type="string">
            <text:p>Bloggers</text:p>
          </table:table-cell>
          <table:table-cell table:style-name="ce55" office:value-type="string" calcext:value-type="string">
            <text:p>Blogs</text:p>
          </table:table-cell>
        </table:table-row>
        <table:table-row table:style-name="ro1">
          <table:table-cell table:style-name="ce56" office:value-type="string" calcext:value-type="string">
            <text:p>Tai-Danae Bradley</text:p>
          </table:table-cell>
          <table:table-cell table:style-name="ce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54" office:value-type="string" calcext:value-type="string">
            <text:p>Terry Tao</text:p>
          </table:table-cell>
          <table:table-cell table:style-name="ce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3"><text:a xlink:href="https://oeis.org/A000041" xlink:type="simple">A000041</text:a></text:span><text:span text:style-name="T3"> / </text:span><text:span text:style-name="T3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6">
          <table:sort>
            <table:sort-by table:field-number="1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20:57:20.303193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8T22:21:56.834688599</dc:date>
    <meta:editing-duration>PT15H7M55S</meta:editing-duration>
    <meta:editing-cycles>559</meta:editing-cycles>
    <meta:generator>LibreOffice/7.1.3.2$Linux_X86_64 LibreOffice_project/10$Build-2</meta:generator>
    <meta:document-statistic meta:table-count="8" meta:cell-count="2720" meta:object-count="0"/>
  </office:meta>
</office:document-meta>
</file>